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center" style:justify-single-word="false"/>
      <style:text-properties fo:font-weight="bold" style:font-weight-asian="bold"/>
    </style:style>
    <style:style style:name="P3" style:family="paragraph" style:parent-style-name="Standard" style:master-page-name="Standard">
      <style:paragraph-properties fo:margin-top="0cm" fo:margin-bottom="0cm" loext:contextual-spacing="false" fo:text-align="center" style:justify-single-word="false" style:page-number="1"/>
      <style:text-properties fo:font-weight="bold" style:font-weight-asian="bold"/>
    </style:style>
    <style:style style:name="T1" style:family="text">
      <style:text-properties fo:color="#1155cc" style:text-underline-style="solid" style:text-underline-width="auto" style:text-underline-color="font-color"/>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cenzja Bety „Battlefront 2”</text:p>
      <text:p text:style-name="P2"/>
      <text:p text:style-name="P2"/>
      <text:p text:style-name="P1">Ach, nie ma to jak Naboo. Piękna pogoda, wspaniałe widoki, zapierająca dech w piersiach architektura oraz wielka rozpierducha pomiędzy klonami Republiki i droidami Separatystów. Tak, nie ma to jak Naboo. <text:line-break/><text:line-break/>Od 6 do 11 października można było pograć w otwartą betę nadchodzącej gry na podstawie uniwersum Star Wars, czyli w „Battlefront 2”. Jako że summa summarum jest to tylko wersja próbna, ta recenzja jest tylko wstępem do pełnej, która pojawi się w numerze po premierze w/w gry. <text:line-break/><text:line-break/>Tak czy inaczej, czym uraczyło nas Dice oraz jego wielki władca EA przez te 3 dni? Jedną mapą dla 40 graczy, czyli wcześniej wspomnianą Naboo, jedną mapą, na której walka ma miejsce w kosmosie oraz jedną mniejszą, na której potyczka odbywa się w zamku Maz. I muszę przyznać, jestem bardzo pozytywnie zaskoczony tym, jak to wszystko wyglądało. <text:line-break/><text:line-break/>Zacznijmy od Naboo. Sama mapa ma 3 epizody, czyli dostarczenie MTT (<office:annotation office:name="__Annotation__17_476843542"><dc:creator>Matyas Corra</dc:creator><dc:date>2017-10-20T05:18:07</dc:date><text:p><text:span text:style-name="T2">to akurat też mnie zaciekawiło, ale mtt w becie jest przedstawione jako wolno poruszające się ogromne działo które rozwala budynki po drodze</text:span></text:p></office:annotation><office:annotation office:name="__Annotation__15_476843542"><dc:creator>Gandzia Gandzia</dc:creator><dc:date>2017-10-20T05:18:07</dc:date><text:p><text:span text:style-name="T2">&gt;Multi-Troop Transport </text:span></text:p><text:p><text:span text:style-name="T2">&gt;wielkie działo</text:span></text:p><text:p><text:span text:style-name="T2">Wybierz jedno</text:span></text:p></office:annotation>wielkiego działa<office:annotation-end office:name="__Annotation__15_476843542"/><office:annotation-end office:name="__Annotation__17_476843542"/>) przez droidy pod zamek królewski, następnie droidy muszą zhakować 2 urządzenia, a na końcu przejąć salę tronową. Z każdym ich sukcesem, klony zmuszone są do wycofywania się. Z kolei zadaniem klonów jest zniszczenie MTT, a jeżeli dotrze on do zamku, wybicie wystarczającej ilości droidów, zanim przejmą całkowitą kontrolę. I choć na papierze nie wygląda to jakoś niesamowicie, to w samej grze jest wciągające jak narkotyk. Czy to bardziej otwarty plac przed samym zamkiem, czy też zamknięte korytarze zamku, potyczki są dynamiczne, trup ściele się gęsto, a nad głowami latają maszyny wojenne. Sama zabawa z tego trybu dostarczyła mi na tyle wrażeń, że cały dzień spędziłem tylko na tej mapie. Obie strony mają dostęp do 4 klas podstawowych oraz, wraz ze zdobytymi punktami za własne zasługi, można wybrać sobie, czy nie będziemy chcieli usiąść za sterami jednego ze statków latających nad naszymi głowami, jednej z dwóch klas silniejszych albo czy nie będziemy mieli zamiaru wejść do walki jako jeden z dwóch bohaterów dostępnych w czasie bety dla Separatystów i Republiki. Po stronie Republiki walczyła Rey oraz Han Solo, a po stronie Separatystów Darth Maul i Boba Fett. Muszę przyznać, że widok Rey walczącej z Darth Maulem dla fana jest cholernie zabawny. Szczególnie gdy dookoła biegają droidy i klony starające się zabić każdego z nich.</text:p>
      <text:p text:style-name="P1"/>
      <text:p text:style-name="P1">Drugim trybem oddanym nam podczas bety była walka w kosmosie. Coś, czego w pierwszym „Battlefroncie” zabrakło. I, psiakrew, Dice znów nie zawiodło. Wybierając jeden z 3 dostępnych statków, dostajemy kompletną swobodę sterowania i ruszamy, by pokonać naszych wrogów. Każdy pojazd ma 3 unikalne zdolności i każdy jest przeznaczony do nieco innej walki. Ale wszystkie się sprawdzają i same odczucia z możliwości latania po kosmosie, niszczenia swojego przeciwnika oraz wygrywania tych potyczek – coś wspaniałego. Żałuję, że nie miałem więcej czasu, by pobawić się w tym trybie, no ale trzeba było jeszcze sprawdzić ostatni z nich. </text:p>
      <text:p text:style-name="P1"/>
      <text:p text:style-name="P1">I jak wspomniałem wcześniej, jest to o wiele mniejsza mapa, która ma miejsce w zamku Maz z nowych filmów. Zadaniem Rebeliantów jest bronienie artefaktu, a Imperium – przejęcie go i dostarczenie do statku ewakuacyjnego. Czyli stare dobre capture the flag. Liczba osób zostaje mocno zmniejszona ze wcześniejszych 40 do 16, bo nie byłoby szans na normalną <text:soft-page-break/>rozgrywkę przy takiej wielkości mapie. Co jest ciekawe, nie dostajemy w tym trybie ani maszyn wojennych, ani bohaterów. Jedynym wsparciem są dwie wzmocnione jednostki dla każdej ze stron.</text:p>
      <text:p text:style-name="P1"/>
      <text:p text:style-name="P1">Ale to w sumie byłoby tyle. Tak jak wspomniałem, ta recenzja jest tylko wstępem do pełnej, która ukaże się po premierze gry. Czy uważam grę za dobrą produkcję? Jak najbardziej, ale ma pewne problemy, o których będę chciał szerzej napisać następnym razem. Teraz mogę wam z całą pewnością powiedzieć jedno: jeżeli jesteście fanami takich produkcji jak „Battlefield 1” oraz Star Wars, to czekajcie do premiery i przejedźcie się wtedy do sklepów, by zakupić nową produkcję EA, bo warto.<text:line-break/><text:line-break/><text:a xlink:type="simple" xlink:href="https://www.dualshockers.com/wp-content/uploads/2017/06/sixteenNine.img_.png" text:style-name="Internet_20_link" text:visited-style-name="Visited_20_Internet_20_Link"><text:span text:style-name="T1">pic 1</text:span></text:a> <text:a xlink:type="simple" xlink:href="https://www.dualshockers.com/star-wars-battlefront-ii-arcade-mode-revealed-star-wars-battlefront-ii-trailer-released/" text:style-name="Internet_20_link" text:visited-style-name="Visited_20_Internet_20_Link"><text:span text:style-name="T1">źródlo </text:span></text:a><text:line-break/><text:line-break/><text:a xlink:type="simple" xlink:href="https://www.windowscentral.com/sites/wpcentral.com/files/styles/larger/public/field/image/2017/10/star-wars-battlefront-2-beta-wallpaper-7.jpg?itok=x0zmyW1c" text:style-name="Internet_20_link" text:visited-style-name="Visited_20_Internet_20_Link"><text:span text:style-name="T1">pic 2</text:span></text:a> <text:a xlink:type="simple" xlink:href="https://www.windowscentral.com/star-wars-battlefront-2s-beta-has-been-extended-until-wednesday" text:style-name="Internet_20_link" text:visited-style-name="Visited_20_Internet_20_Link"><text:span text:style-name="T1">źródło </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 LibreOffice_project/22b09f6418e8c2d508a9eaf86b2399209b0990f4</meta:generator>
    <dc:date>2017-10-20T22:30:20.382000000</dc:date>
    <meta:editing-duration>PT3M4S</meta:editing-duration>
    <meta:editing-cycles>1</meta:editing-cycles>
    <meta:document-statistic meta:table-count="0" meta:image-count="0" meta:object-count="0" meta:page-count="2" meta:paragraph-count="5" meta:word-count="625" meta:character-count="3965" meta:non-whitespace-character-count="3332"/>
  </office:meta>
</office:document-meta>
</file>